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31cm"/>
    </style:style>
    <style:style style:name="Table1.B" style:family="table-column">
      <style:table-column-properties style:column-width="13.2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7.078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2.335cm"/>
    </style:style>
    <style:style style:name="Table2.D" style:family="table-column">
      <style:table-column-properties style:column-width="3.77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4563" officeooo:paragraph-rsid="0001456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4563" officeooo:paragraph-rsid="00014563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e2b1d" officeooo:paragraph-rsid="000e2b1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fo:font-weight="bold" officeooo:rsid="00014563" officeooo:paragraph-rsid="00014563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1e237" officeooo:paragraph-rsid="0001e237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1e237" officeooo:paragraph-rsid="0001e237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ed82" officeooo:paragraph-rsid="000eed82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bold" officeooo:rsid="000eed82" officeooo:paragraph-rsid="000eed82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fo:font-size="14pt" fo:font-weight="bold" officeooo:rsid="000eed82" officeooo:paragraph-rsid="0015b473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paragraph-rsid="00014563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officeooo:paragraph-rsid="0007e25c"/>
    </style:style>
    <style:style style:name="P15" style:family="paragraph" style:parent-style-name="Heading_20_3">
      <style:text-properties officeooo:rsid="000eed82" officeooo:paragraph-rsid="000eed82"/>
    </style:style>
    <style:style style:name="P16" style:family="paragraph" style:parent-style-name="Text_20_body">
      <style:text-properties officeooo:rsid="000eed82" officeooo:paragraph-rsid="000eed82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Text_20_body">
      <style:text-properties officeooo:rsid="000e2b1d" officeooo:paragraph-rsid="000e2b1d"/>
    </style:style>
    <style:style style:name="P19" style:family="paragraph" style:parent-style-name="Heading_20_3">
      <style:text-properties officeooo:rsid="001dff18" officeooo:paragraph-rsid="001dff18"/>
    </style:style>
    <style:style style:name="P20" style:family="paragraph" style:parent-style-name="Text_20_body">
      <style:text-properties officeooo:rsid="001dff18" officeooo:paragraph-rsid="001dff18"/>
    </style:style>
    <style:style style:name="P21" style:family="paragraph" style:parent-style-name="Text_20_body">
      <style:text-properties officeooo:paragraph-rsid="001dff18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 style:list-style-name="L14"/>
    <style:style style:name="P36" style:family="paragraph" style:parent-style-name="Text_20_body" style:list-style-name="L15"/>
    <style:style style:name="P37" style:family="paragraph" style:parent-style-name="Text_20_body" style:list-style-name="L16"/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T1" style:family="text">
      <style:text-properties officeooo:rsid="0001e237"/>
    </style:style>
    <style:style style:name="T2" style:family="text">
      <style:text-properties officeooo:rsid="0007e25c"/>
    </style:style>
    <style:style style:name="T3" style:family="text">
      <style:text-properties officeooo:rsid="0009d3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size="10pt" style:font-size-asian="10pt" style:font-size-complex="10pt"/>
    </style:style>
    <style:style style:name="T6" style:family="text">
      <style:text-properties fo:color="#c9211e" loext:opacity="100%" fo:font-size="14pt" style:text-underline-style="solid" style:text-underline-width="auto" style:text-underline-color="font-color" fo:font-weight="bold" officeooo:rsid="001dff18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text-underline-style="solid" style:text-underline-width="auto" style:text-underline-color="font-color" fo:font-weight="bold" officeooo:rsid="001dff18" style:font-size-asian="14pt" style:font-weight-asian="bold" style:font-size-complex="14pt" style:font-weight-complex="bold"/>
    </style:style>
    <style:style style:name="T9" style:family="text">
      <style:text-properties officeooo:rsid="001dff18"/>
    </style:style>
    <style:style style:name="T10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ractol – <text:span text:style-name="T1">notes</text:span></text:p>
      <text:p text:style-name="P1"/>
      <text:p text:style-name="P8">Makefile</text:p>
      <text:p text:style-name="P7"/>
      <text:p text:style-name="P2">-I. -I$(MLX_DIR)</text:p>
      <text:p text:style-name="P1"/>
      <text:p text:style-name="P12">Breakdown:</text:p>
      <text:list xml:id="list1723426259" text:style-name="L1">
        <text:list-item>
          <text:p text:style-name="P22">tells the compiler where to look for header files (.h) during compilation.</text:p>
        </text:list-item>
      </text:list>
      <text:p text:style-name="Text_20_body"/>
      <text:list xml:id="list154530049513962" text:continue-numbering="true" text:style-name="L1">
        <text:list-item>
          <text:p text:style-name="P22">-I. → "Include the current directory (.) when searching for headers."</text:p>
        </text:list-item>
        <text:list-item>
          <text:p text:style-name="P22">Useful if you have #include "fractol.h" or any custom headers in your project root.</text:p>
          <text:p text:style-name="P22"/>
        </text:list-item>
        <text:list-item>
          <text:p text:style-name="P22">-I$(MLX_DIR) → "Also look inside the minilibx-linux directory for headers."</text:p>
        </text:list-item>
        <text:list-item>
          <text:p text:style-name="P22">Needed because mlx.h is inside that folder, and you'll do #include "mlx.h" either directly or via fractol.h.</text:p>
        </text:list-item>
      </text:list>
      <text:p text:style-name="Text_20_body"/>
      <text:p text:style-name="P3">-lXext -lX11 -lm -lz</text:p>
      <text:p text:style-name="P13">-lX11</text:p>
      <text:p text:style-name="Text_20_body">Links to Xlib, the core library for interacting with the X Window System (your display server on Linux).</text:p>
      <text:p text:style-name="P14">Used for: Opening windows, Receiving input <text:span text:style-name="T2">&amp; </text:span>Drawing graphics.</text:p>
      <text:p text:style-name="P14">Required by MiniLibX to create and manage windows.</text:p>
      <text:p text:style-name="P13">-lXext</text:p>
      <text:p text:style-name="P14">Links to X11 extensions, providing additional capabilities like hardware acceleration and advanced image handling.</text:p>
      <text:p text:style-name="P14">Used internally by MLX to access optional X11 features.</text:p>
      <text:p text:style-name="P13">-lm</text:p>
      <text:p text:style-name="Text_20_body">Links to the math library (libm.a), which includes functions like: sin, cos, sqrt, pow, etc.</text:p>
      <text:p text:style-name="Text_20_body">You’ll need this if you’re doing any fractal math.</text:p>
      <text:p text:style-name="P13">-lz</text:p>
      <text:p text:style-name="Text_20_body">Links to zlib, a compression library.</text:p>
      <text:p text:style-name="Text_20_body">Used by X11 for things like compressed image handling (used indirectly through MLX in some versions).</text:p>
      <text:p text:style-name="Text_20_body"/>
      <text:p text:style-name="Text_20_body"/>
      <text:p text:style-name="P4">.PHONY: all clean fclean re $(LIBFT) $(MLX)</text:p>
      <text:p text:style-name="Text_20_body">What .PHONY means:</text:p>
      <text:p text:style-name="Text_20_body">It tells make: “These names are not real files. They are just targets (commands), so always execute them when called.”</text:p>
      <text:p text:style-name="Text_20_body">Why it matters: <text:span text:style-name="T3">I</text:span>f you ever had a file or folder named clean or libft.a, make might skip the rule, thinking the target is already up to date.</text:p>
      <text:p text:style-name="Text_20_body">What each part does:</text:p>
      <text:p text:style-name="Text_20_body"><text:span text:style-name="T4">all</text:span><text:tab/><text:tab/>Ensure it always runs when called</text:p>
      <text:p text:style-name="Text_20_body"><text:span text:style-name="T4">clean</text:span><text:tab/><text:tab/>Prevent conflict with any file named clean</text:p>
      <text:p text:style-name="Text_20_body"><text:span text:style-name="T4">fclean</text:span><text:tab/><text:tab/>Same as above</text:p>
      <text:p text:style-name="Text_20_body"><text:span text:style-name="T4">re</text:span><text:tab/><text:tab/>Always runs clean + all</text:p>
      <text:p text:style-name="Text_20_body"><text:span text:style-name="T4">$(LIBFT)</text:span><text:tab/>Force make -C libft to run, even if libft.a exists</text:p>
      <text:p text:style-name="Text_20_body"><text:span text:style-name="T4">$(MLX)</text:span><text:tab/>Same for minilibx-linux, ensures it runs make -C</text:p>
      <text:p text:style-name="Text_20_body"/>
      <text:p text:style-name="Text_20_body"/>
      <text:p text:style-name="P5">Main minilibx functions needed for fractol:</text:p>
      <text:p text:style-name="P18"/>
      <text:p text:style-name="P18">Here’s a <text:span text:style-name="Strong_20_Emphasis">focused list of the key MiniLibX functions</text:span> you'll likely use for <text:span text:style-name="Source_20_Text">fract-ol</text:span>, along with:</text:p>
      <text:list xml:id="list127145795" text:style-name="L2">
        <text:list-item>
          <text:p text:style-name="P23"><text:span text:style-name="Strong_20_Emphasis">Prototypes</text:span></text:p>
        </text:list-item>
        <text:list-item>
          <text:p text:style-name="P23"><text:span text:style-name="Strong_20_Emphasis">What they do</text:span></text:p>
        </text:list-item>
        <text:list-item>
          <text:p text:style-name="P23"><text:span text:style-name="Strong_20_Emphasis">What their arguments mean</text:span></text:p>
        </text:list-item>
      </text:list>
      <text:p text:style-name="Horizontal_20_Line"/>
      <text:h text:style-name="Heading_20_3" text:outline-level="3">🟢 1. <text:span text:style-name="Source_20_Text">mlx_init</text:span></text:h>
      <text:p text:style-name="Preformatted_20_Text"/>
      <text:p text:style-name="P17"><text:span text:style-name="Source_20_Text">void *mlx_init(void);</text:span></text:p>
      <text:list xml:id="list3225041778" text:style-name="L3">
        <text:list-item>
          <text:p text:style-name="P24"><text:span text:style-name="Strong_20_Emphasis">What it does:</text:span> Initializes MLX and opens a connection to the display (X11).</text:p>
        </text:list-item>
        <text:list-item>
          <text:p text:style-name="P24"><text:span text:style-name="Strong_20_Emphasis">Returns:</text:span> A pointer to the MLX instance (you’ll pass it to most other functions).</text:p>
        </text:list-item>
        <text:list-item>
          <text:p text:style-name="P24"><text:span text:style-name="Strong_20_Emphasis">Always call this first</text:span>.</text:p>
        </text:list-item>
      </text:list>
      <text:p text:style-name="Horizontal_20_Line"/>
      <text:h text:style-name="Heading_20_3" text:outline-level="3">🟢 2. <text:span text:style-name="Source_20_Text">mlx_new_window</text:span></text:h>
      <text:p text:style-name="Preformatted_20_Text"/>
      <text:p text:style-name="P17"><text:span text:style-name="Source_20_Text">void *mlx_new_window(void *mlx_ptr, int width, int height, char *title);</text:span></text:p>
      <text:list xml:id="list3630088114" text:style-name="L4">
        <text:list-item>
          <text:p text:style-name="P25"><text:span text:style-name="Strong_20_Emphasis">Creates a new window</text:span>.</text:p>
        </text:list-item>
        <text:list-item>
          <text:p text:style-name="P25"><text:span text:style-name="Source_20_Text">mlx_ptr</text:span>: result from <text:span text:style-name="Source_20_Text">mlx_init</text:span></text:p>
        </text:list-item>
        <text:list-item>
          <text:p text:style-name="P25"><text:span text:style-name="Source_20_Text">width</text:span>, <text:span text:style-name="Source_20_Text">height</text:span>: in pixels</text:p>
        </text:list-item>
        <text:list-item>
          <text:p text:style-name="P25"><text:span text:style-name="Source_20_Text">title</text:span>: window name</text:p>
        </text:list-item>
        <text:list-item>
          <text:p text:style-name="P25"><text:span text:style-name="Strong_20_Emphasis">Returns:</text:span> pointer to the window</text:p>
        </text:list-item>
      </text:list>
      <text:p text:style-name="Horizontal_20_Line"/>
      <text:h text:style-name="Heading_20_3" text:outline-level="3">🟢 3. <text:span text:style-name="Source_20_Text">mlx_new_image</text:span></text:h>
      <text:p text:style-name="Preformatted_20_Text"/>
      <text:p text:style-name="P17"><text:span text:style-name="Source_20_Text">void *mlx_new_image(void *mlx_ptr, int width, int height);</text:span></text:p>
      <text:list xml:id="list2070487986" text:style-name="L5">
        <text:list-item>
          <text:p text:style-name="P26"><text:span text:style-name="Strong_20_Emphasis">Creates an image buffer</text:span> in memory where you can draw pixels.</text:p>
        </text:list-item>
        <text:list-item>
          <text:p text:style-name="P26"><text:span text:style-name="Strong_20_Emphasis">Why it’s better than </text:span><text:span text:style-name="Strong_20_Emphasis"><text:span text:style-name="Source_20_Text">mlx_pixel_put</text:span></text:span>: it's faster because you're drawing off-screen.</text:p>
        </text:list-item>
      </text:list>
      <text:p text:style-name="Horizontal_20_Line"/>
      <text:h text:style-name="Heading_20_3" text:outline-level="3">🟢 4. <text:span text:style-name="Source_20_Text">mlx_get_data_addr</text:span></text:h>
      <text:p text:style-name="Preformatted_20_Text"/>
      <text:p text:style-name="P17"><text:span text:style-name="Source_20_Text">char *mlx_get_data_addr(void *img_ptr, int *bits_per_pixel, int *line_length, int *endian);</text:span></text:p>
      <text:list xml:id="list1375545939" text:style-name="L6">
        <text:list-item>
          <text:p text:style-name="P27"><text:soft-page-break/>Gets access to the <text:span text:style-name="Strong_20_Emphasis">raw memory</text:span> of the image so you can write pixels directly.</text:p>
        </text:list-item>
        <text:list-item>
          <text:p text:style-name="P27"><text:span text:style-name="Source_20_Text">bits_per_pixel</text:span>: usually 32</text:p>
        </text:list-item>
        <text:list-item>
          <text:p text:style-name="P27"><text:span text:style-name="Source_20_Text">line_length</text:span>: number of bytes in a row (can be more than width * 4)</text:p>
        </text:list-item>
        <text:list-item>
          <text:p text:style-name="P27"><text:span text:style-name="Source_20_Text">endian</text:span>: 0 = little, 1 = big (you don’t need to use it unless you want cross-arch behavior)</text:p>
        </text:list-item>
      </text:list>
      <text:p text:style-name="Horizontal_20_Line"/>
      <text:h text:style-name="Heading_20_3" text:outline-level="3">🟢 5. <text:span text:style-name="Source_20_Text">mlx_put_image_to_window</text:span></text:h>
      <text:p text:style-name="Preformatted_20_Text"/>
      <text:p text:style-name="P17"><text:span text:style-name="Source_20_Text">int mlx_put_image_to_window(void *mlx_ptr, void *win_ptr, void *img_ptr, int x, int y);</text:span></text:p>
      <text:list xml:id="list328621124" text:style-name="L7">
        <text:list-item>
          <text:p text:style-name="P28"><text:span text:style-name="Strong_20_Emphasis">Displays</text:span> the image you’ve drawn in memory onto the window.</text:p>
        </text:list-item>
        <text:list-item>
          <text:p text:style-name="P28"><text:span text:style-name="Source_20_Text">x</text:span>, <text:span text:style-name="Source_20_Text">y</text:span>: position where to place the image in the window (usually 0, 0)</text:p>
        </text:list-item>
      </text:list>
      <text:p text:style-name="Horizontal_20_Line"/>
      <text:h text:style-name="Heading_20_3" text:outline-level="3">🟢 6. <text:span text:style-name="Source_20_Text">mlx_pixel_put</text:span> (⚠️ slow)</text:h>
      <text:p text:style-name="Preformatted_20_Text"/>
      <text:p text:style-name="P17"><text:span text:style-name="Source_20_Text">int mlx_pixel_put(void *mlx_ptr, void *win_ptr, int x, int y, int color);</text:span></text:p>
      <text:list xml:id="list632785288" text:style-name="L8">
        <text:list-item>
          <text:p text:style-name="P29">Puts <text:span text:style-name="Strong_20_Emphasis">a single pixel</text:span> directly into the window.</text:p>
        </text:list-item>
        <text:list-item>
          <text:p text:style-name="P29"><text:span text:style-name="Strong_20_Emphasis">Very slow</text:span> — use it only for testing.</text:p>
        </text:list-item>
      </text:list>
      <text:p text:style-name="Horizontal_20_Line"/>
      <text:h text:style-name="Heading_20_3" text:outline-level="3">🟢 7. <text:span text:style-name="Source_20_Text">mlx_loop</text:span></text:h>
      <text:p text:style-name="Preformatted_20_Text"/>
      <text:p text:style-name="P17"><text:span text:style-name="Source_20_Text">int mlx_loop(void *mlx_ptr);</text:span></text:p>
      <text:list xml:id="list3049175568" text:style-name="L9">
        <text:list-item>
          <text:p text:style-name="P30">Starts the <text:span text:style-name="Strong_20_Emphasis">event loop</text:span> and keeps the window open.</text:p>
        </text:list-item>
        <text:list-item>
          <text:p text:style-name="P30"><text:span text:style-name="Strong_20_Emphasis">Blocks forever</text:span> (like <text:span text:style-name="Source_20_Text">while (1)</text:span>), so make sure all drawing/setup happens before calling it.</text:p>
        </text:list-item>
      </text:list>
      <text:p text:style-name="Horizontal_20_Line"/>
      <text:h text:style-name="Heading_20_3" text:outline-level="3">🟢 8. <text:span text:style-name="Source_20_Text">mlx_hook</text:span></text:h>
      <text:p text:style-name="Preformatted_20_Text"/>
      <text:p text:style-name="P17"><text:span text:style-name="Source_20_Text">int mlx_hook(void *win_ptr, int event, int mask, int (*f)(), void *param);</text:span></text:p>
      <text:list xml:id="list977875232" text:style-name="L10">
        <text:list-item>
          <text:p text:style-name="P31">Registers a <text:span text:style-name="Strong_20_Emphasis">callback</text:span> (your function) for a specific window event (like key press or mouse click).</text:p>
        </text:list-item>
        <text:list-item>
          <text:p text:style-name="P31">You’ll use this to add <text:span text:style-name="Strong_20_Emphasis">interactivity</text:span> (exit on ESC, zoom, move, etc.).</text:p>
        </text:list-item>
      </text:list>
      <text:p text:style-name="Horizontal_20_Line"/>
      <text:h text:style-name="Heading_20_3" text:outline-level="3"><text:soft-page-break/>🟢 9. <text:span text:style-name="Source_20_Text">mlx_destroy_window</text:span></text:h>
      <text:p text:style-name="Preformatted_20_Text"/>
      <text:p text:style-name="P17"><text:span text:style-name="Source_20_Text">int mlx_destroy_window(void *mlx_ptr, void *win_ptr);</text:span></text:p>
      <text:list xml:id="list3617192786" text:style-name="L11">
        <text:list-item>
          <text:p text:style-name="P32">Closes the window. You can call this in a keypress or exit function.</text:p>
        </text:list-item>
      </text:list>
      <text:p text:style-name="P18"/>
      <text:p text:style-name="P9"/>
      <text:p text:style-name="P10">More in-depth explanations</text:p>
      <text:p text:style-name="P11"><text:span text:style-name="Source_20_Text"><text:span text:style-name="T7">char </text:span></text:span><text:span text:style-name="Source_20_Text"><text:span text:style-name="T5">*mlx_get_data_addr</text:span></text:span><text:span text:style-name="Source_20_Text"><text:span text:style-name="T7">(void *img_ptr, int *bits_per_pixel, int *line_length, int *endian);</text:span></text:span></text:p>
      <text:h text:style-name="P15" text:outline-level="3">🧠 Purpose:</text:h>
      <text:p text:style-name="Text_20_body">Gives you <text:span text:style-name="Strong_20_Emphasis">direct access to the raw memory buffer</text:span> of an image created with <text:span text:style-name="Source_20_Text">mlx_new_image</text:span>, so you can draw pixels manually and efficiently.</text:p>
      <text:p text:style-name="Horizontal_20_Line"/>
      <text:h text:style-name="Heading_20_3" text:outline-level="3">✅ How it works:</text:h>
      <text:list xml:id="list572422991" text:style-name="L12">
        <text:list-item>
          <text:p text:style-name="P33">You pass it a pointer to the image (<text:span text:style-name="Source_20_Text">img_ptr</text:span>).</text:p>
        </text:list-item>
        <text:list-item>
          <text:p text:style-name="P33">You also pass it <text:span text:style-name="Strong_20_Emphasis">addresses of three </text:span><text:span text:style-name="Strong_20_Emphasis"><text:span text:style-name="Source_20_Text">int</text:span></text:span><text:span text:style-name="Strong_20_Emphasis"> variables</text:span>.</text:p>
        </text:list-item>
        <text:list-item>
          <text:p text:style-name="P33">MLX fills those three values with details about how the image is stored in memory.</text:p>
        </text:list-item>
        <text:list-item>
          <text:p text:style-name="P33">It <text:span text:style-name="Strong_20_Emphasis">returns a pointer to the beginning of the image buffer</text:span>, where pixel data lives.</text:p>
        </text:list-item>
      </text:list>
      <text:p text:style-name="Horizontal_20_Line"/>
      <text:h text:style-name="Heading_20_3" text:outline-level="3">📦 Return value:</text:h>
      <text:p text:style-name="P17"><text:span text:style-name="Source_20_Text">char *addr;</text:span></text:p>
      <text:list xml:id="list2906540333" text:style-name="L13">
        <text:list-item>
          <text:p text:style-name="P34">This is the <text:span text:style-name="Strong_20_Emphasis">start of the image memory</text:span>.</text:p>
        </text:list-item>
        <text:list-item>
          <text:p text:style-name="P34">You use this pointer to write pixel values directly.</text:p>
        </text:list-item>
      </text:list>
      <text:p text:style-name="Horizontal_20_Line"/>
      <text:h text:style-name="Heading_20_3" text:outline-level="3">📥 Arguments (all filled by MLX)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its_per_pixel</text:span></text:p>
          </table:table-cell>
          <table:table-cell table:style-name="Table1.A1" office:value-type="string">
            <text:p text:style-name="Table_20_Contents">How many bits each pixel uses (usually 32 → 4 bytes per pixel)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ne_length</text:span></text:p>
          </table:table-cell>
          <table:table-cell table:style-name="Table1.A1" office:value-type="string">
            <text:p text:style-name="Table_20_Contents">Number of <text:span text:style-name="Strong_20_Emphasis">bytes per row of pixels</text:span> in memory (may be more than width × 4)</text:p>
          </table:table-cell>
        </table:table-row>
        <table:table-row>
          <table:table-cell table:style-name="Table1.A1" office:value-type="string">
            <text:p text:style-name="Table_20_Contents"><text:span text:style-name="Source_20_Text">endian</text:span></text:p>
          </table:table-cell>
          <table:table-cell table:style-name="Table1.A1" office:value-type="string">
            <text:p text:style-name="Table_20_Contents">Tells the <text:span text:style-name="Strong_20_Emphasis">byte order</text:span>: 0 = little-endian, 1 = big-endian</text:p>
          </table:table-cell>
        </table:table-row>
      </table:table>
      <text:p text:style-name="P16"/>
      <text:h text:style-name="P15" text:outline-level="3">🧮 Why <text:span text:style-name="Source_20_Text">line_length</text:span> matters:</text:h>
      <text:list xml:id="list2465715763" text:style-name="L14">
        <text:list-item>
          <text:p text:style-name="P35">You can’t assume <text:span text:style-name="Source_20_Text">line_length == width * 4</text:span> because MLX may add <text:span text:style-name="Strong_20_Emphasis">padding</text:span>.</text:p>
        </text:list-item>
        <text:list-item>
          <text:p text:style-name="P35">Always calculate pixel positions like this:</text:p>
        </text:list-item>
      </text:list>
      <text:p text:style-name="Preformatted_20_Text"/>
      <text:p text:style-name="P17"><text:span text:style-name="Source_20_Text">int offset = (y * line_length + x * (bits_per_pixel / 8));</text:span></text:p>
      <text:p text:style-name="Text_20_body">Then write color to that memory location:</text:p>
      <text:p text:style-name="P17"><text:span text:style-name="Source_20_Text">*(unsigned int *)(addr + offset) = color;</text:span></text:p>
      <text:p text:style-name="Horizontal_20_Line"/>
      <text:h text:style-name="Heading_20_3" text:outline-level="3"><text:soft-page-break/>✅ Summary:</text:h>
      <text:p text:style-name="Text_20_body"><text:span text:style-name="Source_20_Text">mlx_get_data_addr</text:span> is essential for <text:span text:style-name="Strong_20_Emphasis">efficient pixel drawing</text:span>.<text:line-break/>It returns the image’s memory pointer and fills out storage details. You use those details to correctly access and modify any pixel in the image buffer.</text:p>
      <text:p text:style-name="Text_20_body">Let me know if you want this wrapped as a utility function (<text:span text:style-name="Source_20_Text">put_pixel()</text:span>) next.</text:p>
      <text:p text:style-name="Text_20_body"/>
      <text:p text:style-name="P21"><text:span text:style-name="T8">Difference between </text:span><text:span text:style-name="T6">mlx_pixel_put</text:span><text:span text:style-name="T8"> and </text:span><text:span text:style-name="T6">mlx_new_image + mlx_get_data_addr</text:span><text:span text:style-name="T9"><text:line-break/><text:line-break/></text:span>✅ Key difference: <text:span text:style-name="Strong_20_Emphasis">Where the pixel is draw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unction</text:p>
            </table:table-cell>
            <table:table-cell table:style-name="Table2.A1" office:value-type="string">
              <text:p text:style-name="Table_20_Heading">Where it draws</text:p>
            </table:table-cell>
            <table:table-cell table:style-name="Table2.A1" office:value-type="string">
              <text:p text:style-name="Table_20_Heading">Speed</text:p>
            </table:table-cell>
            <table:table-cell table:style-name="Table2.A1" office:value-type="string">
              <text:p text:style-name="Table_20_Heading">Intended u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mlx_pixel_put</text:span></text:p>
          </table:table-cell>
          <table:table-cell table:style-name="Table2.A1" office:value-type="string">
            <text:p text:style-name="Table_20_Contents"><text:span text:style-name="Strong_20_Emphasis">Directly to the window</text:span></text:p>
          </table:table-cell>
          <table:table-cell table:style-name="Table2.A1" office:value-type="string">
            <text:p text:style-name="Table_20_Contents">❌ Very slow</text:p>
          </table:table-cell>
          <table:table-cell table:style-name="Table2.A1" office:value-type="string">
            <text:p text:style-name="Table_20_Contents">For basic tests only</text:p>
          </table:table-cell>
        </table:table-row>
        <table:table-row>
          <table:table-cell table:style-name="Table2.A1" office:value-type="string">
            <text:p text:style-name="Table_20_Contents"><text:span text:style-name="Source_20_Text">mlx_new_image</text:span> + <text:span text:style-name="Source_20_Text">mlx_get_data_addr</text:span></text:p>
          </table:table-cell>
          <table:table-cell table:style-name="Table2.A1" office:value-type="string">
            <text:p text:style-name="Table_20_Contents"><text:span text:style-name="Strong_20_Emphasis">In memory, off-screen</text:span></text:p>
          </table:table-cell>
          <table:table-cell table:style-name="Table2.A1" office:value-type="string">
            <text:p text:style-name="Table_20_Contents">✅ Very fast</text:p>
          </table:table-cell>
          <table:table-cell table:style-name="Table2.A1" office:value-type="string">
            <text:p text:style-name="Table_20_Contents">For real-time rendering</text:p>
          </table:table-cell>
        </table:table-row>
      </table:table>
      <text:p text:style-name="Horizontal_20_Line"/>
      <text:h text:style-name="Heading_20_3" text:outline-level="3">🧠 Think of it like this:</text:h>
      <text:list xml:id="list946508383" text:style-name="L15">
        <text:list-item>
          <text:p text:style-name="P36"><text:span text:style-name="Source_20_Text">mlx_pixel_put</text:span> is like painting pixels <text:span text:style-name="Strong_20_Emphasis">one-by-one directly on the glass</text:span> — slow, because each call updates the screen immediately.</text:p>
        </text:list-item>
        <text:list-item>
          <text:p text:style-name="P36"><text:span text:style-name="Source_20_Text">mlx_new_image</text:span> creates a <text:span text:style-name="Strong_20_Emphasis">canvas in memory</text:span>. You can paint freely (as fast as RAM), and once you're done, <text:span text:style-name="Strong_20_Emphasis">show the whole image at once</text:span> with <text:span text:style-name="Source_20_Text">mlx_put_image_to_window</text:span>.</text:p>
        </text:list-item>
      </text:list>
      <text:h text:style-name="P19" text:outline-level="3">🕘 Why <text:span text:style-name="Source_20_Text">mlx_pixel_put</text:span> is slow:</text:h>
      <text:p text:style-name="Text_20_body">Each call has to:</text:p>
      <text:list xml:id="list355267178" text:style-name="L16">
        <text:list-item>
          <text:p text:style-name="P37">Talk to the X11 server</text:p>
        </text:list-item>
        <text:list-item>
          <text:p text:style-name="P37">Update the window</text:p>
        </text:list-item>
        <text:list-item>
          <text:p text:style-name="P37">Sync the screen</text:p>
        </text:list-item>
      </text:list>
      <text:p text:style-name="Text_20_body">Doing that per pixel = thousands of slow system calls.</text:p>
      <text:p text:style-name="Horizontal_20_Line"/>
      <text:h text:style-name="Heading_20_3" text:outline-level="3">🚀 Why <text:span text:style-name="Source_20_Text">mlx_new_image</text:span> is fast:</text:h>
      <text:list xml:id="list4145379925" text:style-name="L17">
        <text:list-item>
          <text:p text:style-name="P38">You write pixels in memory using raw access.</text:p>
        </text:list-item>
        <text:list-item>
          <text:p text:style-name="P38"><text:span text:style-name="Strong_20_Emphasis">No drawing happens</text:span> until you call <text:span text:style-name="Source_20_Text">mlx_put_image_to_window</text:span>.</text:p>
        </text:list-item>
        <text:list-item>
          <text:p text:style-name="P38">One system call, one image = efficient rendering.</text:p>
        </text:list-item>
      </text:list>
      <text:p text:style-name="Horizontal_20_Line"/>
      <text:h text:style-name="Heading_20_3" text:outline-level="3">✅ Use case guide:</text:h>
      <text:list xml:id="list1912127711" text:style-name="L18">
        <text:list-item>
          <text:p text:style-name="P39">Just testing? → <text:span text:style-name="Source_20_Text">mlx_pixel_put</text:span></text:p>
        </text:list-item>
        <text:list-item>
          <text:p text:style-name="P39"><text:soft-page-break/>Fractals, animations, full scenes? → <text:span text:style-name="Source_20_Text">mlx_new_image</text:span>, <text:span text:style-name="Source_20_Text">mlx_get_data_addr</text:span>, <text:span text:style-name="Source_20_Text">mlx_put_image_to_window</text:span></text:p>
        </text:list-item>
      </text:list>
      <text:p text:style-name="Text_20_body">Let me know if you want to now draw your first pixel with the memory method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9:38:45.682027575</meta:creation-date>
    <dc:date>2025-05-20T14:51:35.273214692</dc:date>
    <meta:editing-duration>PT2H32M21S</meta:editing-duration>
    <meta:editing-cycles>30</meta:editing-cycles>
    <meta:generator>LibreOffice/7.3.7.2$Linux_X86_64 LibreOffice_project/30$Build-2</meta:generator>
    <meta:document-statistic meta:table-count="2" meta:image-count="0" meta:object-count="0" meta:page-count="8" meta:paragraph-count="142" meta:word-count="1137" meta:character-count="6674" meta:non-whitespace-character-count="5720"/>
  </office:meta>
</office:document-meta>
</file>